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9bad2" officeooo:paragraph-rsid="0019bad2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9bad2" officeooo:paragraph-rsid="0019bad2" style:font-size-asian="19.25pt" style:font-size-complex="22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officeooo:rsid="0019bad2" officeooo:paragraph-rsid="0019bad2" style:font-size-asian="10.5pt" style:font-size-complex="12pt"/>
    </style:style>
    <style:style style:name="P4" style:family="paragraph" style:parent-style-name="Standard" style:list-style-name="WWNum1">
      <style:paragraph-properties fo:text-align="start" style:justify-single-word="false" style:writing-mode="lr-tb"/>
      <style:text-properties officeooo:paragraph-rsid="0019bad2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9bad2"/>
    </style:style>
    <style:style style:name="T1" style:family="text">
      <style:text-properties officeooo:rsid="0019b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UNDIR LA FLOTA</text:p>
      <text:p text:style-name="P1"/>
      <text:p text:style-name="P1">Javier Tejedor</text:p>
      <text:p text:style-name="P1"/>
      <text:p text:style-name="P5"/>
      <text:p text:style-name="P5"/>
      <text:p text:style-name="P5"/>
      <text:p text:style-name="P5">El proyecto consistirá en un juego tipo hundir la flota con 3 barcos de distinta longitudes en una matriz de <text:span text:style-name="T1">7x7</text:span>.</text:p>
      <text:p text:style-name="P5"/>
      <text:p text:style-name="P5">Tendrá dos modos de juego contra la máquina:</text:p>
      <text:p text:style-name="P5"/>
      <text:list xml:id="list1026048437" text:style-name="WWNum1">
        <text:list-item>
          <text:p text:style-name="P4">Aleatorio: la maquina va disparando sin lógica alguna simplemente sin dar en los que ya ha mandado bombas.</text:p>
        </text:list-item>
        <text:list-item>
          <text:p text:style-name="P4">Con algo de lógica: va lanzando aleatoriamente bombas hasta que encuentra alguna parte d<text:span text:style-name="T1">e un</text:span> barco, y entonces va disparando arriba, abajo, izquierda, derecha. Cuando encuentr<text:span text:style-name="T1">e</text:span> la siguiente parte del barco disparará en ese eje. </text:p>
        </text:list-item>
      </text:list>
      <text:p text:style-name="P5"/>
      <text:p text:style-name="P5">Para hacer <text:span text:style-name="T1">el tablero</text:span> crearé una clase que extienda de TreeMap cuya clave sera un<text:span text:style-name="T1">a clase Index la cual tiene como atributo un array de enteros</text:span> y el valor sera un<text:span text:style-name="T1">a clase casilla cuyos atributos sean su posición, si está tocada y el tipo de casilla</text:span>. <text:span text:style-name="T1">Para el tipo de casilla, crearé una clase la cual tendrá clases hijas con características distintas dependiendo del tipo de barco o agua</text:span>.</text:p>
      <text:p text:style-name="P5"/>
      <text:p text:style-name="P5"><text:span text:style-name="T1">Para la</text:span> GUI del usuario habrá una ventana con <text:span text:style-name="T1">el tablero </text:span>sea su campo en el que al principio pondrá sus barcos. <text:span text:style-name="T1">Una</text:span> vez colocados aparecerá otra <text:span text:style-name="T1">otra ventana con dos tableros, su tablero (que es donde disparas) y tu tablero que se mostrarán los barcos colocados anteriormente</text:span>. Y antes de todo esto habrá una pantalla de selección de modo de juego.</text:p>
      <text:p text:style-name="P5"/>
      <text:p text:style-name="P3">Cuando se esté jugando cada vez que se dé a una casilla de la matriz se actualizara su imagen dependiendo de si ha sido agua o bar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10:37:54.410000000</meta:creation-date>
    <dc:date>2020-04-12T10:51:19.853000000</dc:date>
    <meta:editing-duration>PT13M27S</meta:editing-duration>
    <meta:editing-cycles>1</meta:editing-cycles>
    <meta:document-statistic meta:table-count="0" meta:image-count="0" meta:object-count="0" meta:page-count="1" meta:paragraph-count="9" meta:word-count="247" meta:character-count="1389" meta:non-whitespace-character-count="1152"/>
    <meta:generator>LibreOffice/6.3.1.2$Windows_X86_64 LibreOffice_project/b79626edf0065ac373bd1df5c28bd630b4424273</meta:generator>
  </office:meta>
</office:document-meta>
</file>